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12894112723214" calcext:value-type="float">
            <text:p>0,912894112723214</text:p>
          </table:table-cell>
          <table:table-cell office:value-type="float" office:value="0.923828920570265" calcext:value-type="float">
            <text:p>0,923828920570265</text:p>
          </table:table-cell>
          <table:table-cell office:value-type="float" office:value="0.879005886200131" calcext:value-type="float">
            <text:p>0,879005886200131</text:p>
          </table:table-cell>
          <table:table-cell office:value-type="float" office:value="0.784130688448075" calcext:value-type="float">
            <text:p>0,784130688448075</text:p>
          </table:table-cell>
          <table:table-cell office:value-type="float" office:value="0.838331100124752" calcext:value-type="float">
            <text:p>0,838331100124752</text:p>
          </table:table-cell>
          <table:table-cell office:value-type="float" office:value="0.958096411865214" calcext:value-type="float">
            <text:p>0,958096411865214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59340122767857" calcext:value-type="float">
            <text:p>0,859340122767857</text:p>
          </table:table-cell>
          <table:table-cell office:value-type="float" office:value="0.8433891292082" calcext:value-type="float">
            <text:p>0,8433891292082</text:p>
          </table:table-cell>
          <table:table-cell office:value-type="float" office:value="0.847549566236368" calcext:value-type="float">
            <text:p>0,847549566236368</text:p>
          </table:table-cell>
          <table:table-cell office:value-type="float" office:value="0.735432554325543" calcext:value-type="float">
            <text:p>0,735432554325543</text:p>
          </table:table-cell>
          <table:table-cell office:value-type="float" office:value="0.851751253608874" calcext:value-type="float">
            <text:p>0,851751253608874</text:p>
          </table:table-cell>
          <table:table-cell office:value-type="float" office:value="0.865780141843972" calcext:value-type="float">
            <text:p>0,865780141843972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0216064453125" calcext:value-type="float">
            <text:p>0,90216064453125</text:p>
          </table:table-cell>
          <table:table-cell office:value-type="float" office:value="0.896917798968097" calcext:value-type="float">
            <text:p>0,896917798968097</text:p>
          </table:table-cell>
          <table:table-cell office:value-type="float" office:value="0.855449779071715" calcext:value-type="float">
            <text:p>0,855449779071715</text:p>
          </table:table-cell>
          <table:table-cell office:value-type="float" office:value="0.747411309202233" calcext:value-type="float">
            <text:p>0,747411309202233</text:p>
          </table:table-cell>
          <table:table-cell office:value-type="float" office:value="0.817646769109535" calcext:value-type="float">
            <text:p>0,817646769109535</text:p>
          </table:table-cell>
          <table:table-cell office:value-type="float" office:value="0.948488120950324" calcext:value-type="float">
            <text:p>0,948488120950324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30758231026786" calcext:value-type="float">
            <text:p>0,830758231026786</text:p>
          </table:table-cell>
          <table:table-cell office:value-type="float" office:value="0.848528868644589" calcext:value-type="float">
            <text:p>0,848528868644589</text:p>
          </table:table-cell>
          <table:table-cell office:value-type="float" office:value="0.78027078427821" calcext:value-type="float">
            <text:p>0,78027078427821</text:p>
          </table:table-cell>
          <table:table-cell office:value-type="float" office:value="0.639708202624691" calcext:value-type="float">
            <text:p>0,639708202624691</text:p>
          </table:table-cell>
          <table:table-cell office:value-type="float" office:value="0.722176819429601" calcext:value-type="float">
            <text:p>0,722176819429601</text:p>
          </table:table-cell>
          <table:table-cell office:value-type="float" office:value="0.908133856974331" calcext:value-type="float">
            <text:p>0,908133856974331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21454729352679" calcext:value-type="float">
            <text:p>0,821454729352679</text:p>
          </table:table-cell>
          <table:table-cell office:value-type="float" office:value="0.820926630590665" calcext:value-type="float">
            <text:p>0,820926630590665</text:p>
          </table:table-cell>
          <table:table-cell office:value-type="float" office:value="0.807440215909198" calcext:value-type="float">
            <text:p>0,807440215909198</text:p>
          </table:table-cell>
          <table:table-cell office:value-type="float" office:value="0.677064769985333" calcext:value-type="float">
            <text:p>0,677064769985333</text:p>
          </table:table-cell>
          <table:table-cell office:value-type="float" office:value="0.794389756494708" calcext:value-type="float">
            <text:p>0,794389756494708</text:p>
          </table:table-cell>
          <table:table-cell office:value-type="float" office:value="0.845574170569224" calcext:value-type="float">
            <text:p>0,845574170569224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26686314174107" calcext:value-type="float">
            <text:p>0,826686314174107</text:p>
          </table:table-cell>
          <table:table-cell office:value-type="float" office:value="0.867245840257473" calcext:value-type="float">
            <text:p>0,867245840257473</text:p>
          </table:table-cell>
          <table:table-cell office:value-type="float" office:value="0.805761582285284" calcext:value-type="float">
            <text:p>0,805761582285284</text:p>
          </table:table-cell>
          <table:table-cell office:value-type="float" office:value="0.674707470747075" calcext:value-type="float">
            <text:p>0,674707470747075</text:p>
          </table:table-cell>
          <table:table-cell office:value-type="float" office:value="0.752418147972406" calcext:value-type="float">
            <text:p>0,752418147972406</text:p>
          </table:table-cell>
          <table:table-cell office:value-type="float" office:value="0.894630513907904" calcext:value-type="float">
            <text:p>0,894630513907904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24412318638393" calcext:value-type="float">
            <text:p>0,924412318638393</text:p>
          </table:table-cell>
          <table:table-cell office:value-type="float" office:value="0.779289694121214" calcext:value-type="float">
            <text:p>0,779289694121214</text:p>
          </table:table-cell>
          <table:table-cell office:value-type="float" office:value="0.825885235694631" calcext:value-type="float">
            <text:p>0,825885235694631</text:p>
          </table:table-cell>
          <table:table-cell office:value-type="float" office:value="0.703410995928701" calcext:value-type="float">
            <text:p>0,703410995928701</text:p>
          </table:table-cell>
          <table:table-cell office:value-type="float" office:value="0.878407246005298" calcext:value-type="float">
            <text:p>0,878407246005298</text:p>
          </table:table-cell>
          <table:table-cell office:value-type="float" office:value="0.936208672027344" calcext:value-type="float">
            <text:p>0,936208672027344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5784912109375" calcext:value-type="float">
            <text:p>0,85784912109375</text:p>
          </table:table-cell>
          <table:table-cell office:value-type="float" office:value="0.897115050399722" calcext:value-type="float">
            <text:p>0,897115050399722</text:p>
          </table:table-cell>
          <table:table-cell office:value-type="float" office:value="0.79164696410086" calcext:value-type="float">
            <text:p>0,79164696410086</text:p>
          </table:table-cell>
          <table:table-cell office:value-type="float" office:value="0.655145425700687" calcext:value-type="float">
            <text:p>0,655145425700687</text:p>
          </table:table-cell>
          <table:table-cell office:value-type="float" office:value="0.708368593188939" calcext:value-type="float">
            <text:p>0,708368593188939</text:p>
          </table:table-cell>
          <table:table-cell office:value-type="float" office:value="0.94994715704925" calcext:value-type="float">
            <text:p>0,94994715704925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4259033203125" calcext:value-type="float">
            <text:p>0,84259033203125</text:p>
          </table:table-cell>
          <table:table-cell office:value-type="float" office:value="0.898536046404567" calcext:value-type="float">
            <text:p>0,898536046404567</text:p>
          </table:table-cell>
          <table:table-cell office:value-type="float" office:value="0.812192457737321" calcext:value-type="float">
            <text:p>0,812192457737321</text:p>
          </table:table-cell>
          <table:table-cell office:value-type="float" office:value="0.683774457426124" calcext:value-type="float">
            <text:p>0,683774457426124</text:p>
          </table:table-cell>
          <table:table-cell office:value-type="float" office:value="0.740988212068867" calcext:value-type="float">
            <text:p>0,740988212068867</text:p>
          </table:table-cell>
          <table:table-cell office:value-type="float" office:value="0.928911251955424" calcext:value-type="float">
            <text:p>0,928911251955424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73526436941964" calcext:value-type="float">
            <text:p>0,873526436941964</text:p>
          </table:table-cell>
          <table:table-cell office:value-type="float" office:value="0.846391478029294" calcext:value-type="float">
            <text:p>0,846391478029294</text:p>
          </table:table-cell>
          <table:table-cell office:value-type="float" office:value="0.814202820581793" calcext:value-type="float">
            <text:p>0,814202820581793</text:p>
          </table:table-cell>
          <table:table-cell office:value-type="float" office:value="0.686629075118284" calcext:value-type="float">
            <text:p>0,686629075118284</text:p>
          </table:table-cell>
          <table:table-cell office:value-type="float" office:value="0.78437276339495" calcext:value-type="float">
            <text:p>0,78437276339495</text:p>
          </table:table-cell>
          <table:table-cell office:value-type="float" office:value="0.922231660127546" calcext:value-type="float">
            <text:p>0,922231660127546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3069545200893" calcext:value-type="float">
            <text:p>0,923069545200893</text:p>
          </table:table-cell>
          <table:table-cell office:value-type="float" office:value="0.799755272439358" calcext:value-type="float">
            <text:p>0,799755272439358</text:p>
          </table:table-cell>
          <table:table-cell office:value-type="float" office:value="0.834362738656204" calcext:value-type="float">
            <text:p>0,834362738656204</text:p>
          </table:table-cell>
          <table:table-cell office:value-type="float" office:value="0.715799645675632" calcext:value-type="float">
            <text:p>0,715799645675632</text:p>
          </table:table-cell>
          <table:table-cell office:value-type="float" office:value="0.872100780974059" calcext:value-type="float">
            <text:p>0,872100780974059</text:p>
          </table:table-cell>
          <table:table-cell office:value-type="float" office:value="0.937628213032609" calcext:value-type="float">
            <text:p>0,937628213032609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4793875558036" calcext:value-type="float">
            <text:p>0,904793875558036</text:p>
          </table:table-cell>
          <table:table-cell office:value-type="float" office:value="0.860457906033866" calcext:value-type="float">
            <text:p>0,860457906033866</text:p>
          </table:table-cell>
          <table:table-cell office:value-type="float" office:value="0.868567714289153" calcext:value-type="float">
            <text:p>0,868567714289153</text:p>
          </table:table-cell>
          <table:table-cell office:value-type="float" office:value="0.767670964721903" calcext:value-type="float">
            <text:p>0,767670964721903</text:p>
          </table:table-cell>
          <table:table-cell office:value-type="float" office:value="0.876831846793205" calcext:value-type="float">
            <text:p>0,876831846793205</text:p>
          </table:table-cell>
          <table:table-cell office:value-type="float" office:value="0.920438938823242" calcext:value-type="float">
            <text:p>0,920438938823242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00955636160714" calcext:value-type="float">
            <text:p>0,800955636160714</text:p>
          </table:table-cell>
          <table:table-cell office:value-type="float" office:value="0.585078196440714" calcext:value-type="float">
            <text:p>0,585078196440714</text:p>
          </table:table-cell>
          <table:table-cell office:value-type="float" office:value="0.68614403167707" calcext:value-type="float">
            <text:p>0,68614403167707</text:p>
          </table:table-cell>
          <table:table-cell office:value-type="float" office:value="0.522236872396978" calcext:value-type="float">
            <text:p>0,522236872396978</text:p>
          </table:table-cell>
          <table:table-cell office:value-type="float" office:value="0.829416652817018" calcext:value-type="float">
            <text:p>0,829416652817018</text:p>
          </table:table-cell>
          <table:table-cell office:value-type="float" office:value="0.790834840372091" calcext:value-type="float">
            <text:p>0,790834840372091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32920619419643" calcext:value-type="float">
            <text:p>0,832920619419643</text:p>
          </table:table-cell>
          <table:table-cell office:value-type="float" office:value="0.688493645982879" calcext:value-type="float">
            <text:p>0,688493645982879</text:p>
          </table:table-cell>
          <table:table-cell office:value-type="float" office:value="0.729945318225379" calcext:value-type="float">
            <text:p>0,729945318225379</text:p>
          </table:table-cell>
          <table:table-cell office:value-type="float" office:value="0.574735346989503" calcext:value-type="float">
            <text:p>0,574735346989503</text:p>
          </table:table-cell>
          <table:table-cell office:value-type="float" office:value="0.776708055905464" calcext:value-type="float">
            <text:p>0,776708055905464</text:p>
          </table:table-cell>
          <table:table-cell office:value-type="float" office:value="0.855960956900155" calcext:value-type="float">
            <text:p>0,855960956900155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787928989955357" calcext:value-type="float">
            <text:p>0,787928989955357</text:p>
          </table:table-cell>
          <table:table-cell office:value-type="float" office:value="0.533988552664584" calcext:value-type="float">
            <text:p>0,533988552664584</text:p>
          </table:table-cell>
          <table:table-cell office:value-type="float" office:value="0.658187644049694" calcext:value-type="float">
            <text:p>0,658187644049694</text:p>
          </table:table-cell>
          <table:table-cell office:value-type="float" office:value="0.490521376652213" calcext:value-type="float">
            <text:p>0,490521376652213</text:p>
          </table:table-cell>
          <table:table-cell office:value-type="float" office:value="0.857671318170164" calcext:value-type="float">
            <text:p>0,857671318170164</text:p>
          </table:table-cell>
          <table:table-cell office:value-type="float" office:value="0.76613835326429" calcext:value-type="float">
            <text:p>0,76613835326429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6266392299107" calcext:value-type="float">
            <text:p>0,896266392299107</text:p>
          </table:table-cell>
          <table:table-cell office:value-type="float" office:value="0.903412109871324" calcext:value-type="float">
            <text:p>0,903412109871324</text:p>
          </table:table-cell>
          <table:table-cell office:value-type="float" office:value="0.867971012884395" calcext:value-type="float">
            <text:p>0,867971012884395</text:p>
          </table:table-cell>
          <table:table-cell office:value-type="float" office:value="0.766739211418936" calcext:value-type="float">
            <text:p>0,766739211418936</text:p>
          </table:table-cell>
          <table:table-cell office:value-type="float" office:value="0.835205672547093" calcext:value-type="float">
            <text:p>0,835205672547093</text:p>
          </table:table-cell>
          <table:table-cell office:value-type="float" office:value="0.938393304452892" calcext:value-type="float">
            <text:p>0,938393304452892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6887904575893" calcext:value-type="float">
            <text:p>0,836887904575893</text:p>
          </table:table-cell>
          <table:table-cell office:value-type="float" office:value="0.852516615163188" calcext:value-type="float">
            <text:p>0,852516615163188</text:p>
          </table:table-cell>
          <table:table-cell office:value-type="float" office:value="0.811541057594471" calcext:value-type="float">
            <text:p>0,811541057594471</text:p>
          </table:table-cell>
          <table:table-cell office:value-type="float" office:value="0.68285157243367" calcext:value-type="float">
            <text:p>0,68285157243367</text:p>
          </table:table-cell>
          <table:table-cell office:value-type="float" office:value="0.774323778764635" calcext:value-type="float">
            <text:p>0,774323778764635</text:p>
          </table:table-cell>
          <table:table-cell office:value-type="float" office:value="0.888816198879865" calcext:value-type="float">
            <text:p>0,888816198879865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27157156808036" calcext:value-type="float">
            <text:p>0,827157156808036</text:p>
          </table:table-cell>
          <table:table-cell office:value-type="float" office:value="0.870580199996497" calcext:value-type="float">
            <text:p>0,870580199996497</text:p>
          </table:table-cell>
          <table:table-cell office:value-type="float" office:value="0.833762421904482" calcext:value-type="float">
            <text:p>0,833762421904482</text:p>
          </table:table-cell>
          <table:table-cell office:value-type="float" office:value="0.714916443754135" calcext:value-type="float">
            <text:p>0,714916443754135</text:p>
          </table:table-cell>
          <table:table-cell office:value-type="float" office:value="0.799932415036045" calcext:value-type="float">
            <text:p>0,799932415036045</text:p>
          </table:table-cell>
          <table:table-cell office:value-type="float" office:value="0.859355968331303" calcext:value-type="float">
            <text:p>0,859355968331303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3430873325893" calcext:value-type="float">
            <text:p>0,793430873325893</text:p>
          </table:table-cell>
          <table:table-cell office:value-type="float" office:value="0.545561009642937" calcext:value-type="float">
            <text:p>0,545561009642937</text:p>
          </table:table-cell>
          <table:table-cell office:value-type="float" office:value="0.648923400660927" calcext:value-type="float">
            <text:p>0,648923400660927</text:p>
          </table:table-cell>
          <table:table-cell office:value-type="float" office:value="0.480300969595929" calcext:value-type="float">
            <text:p>0,480300969595929</text:p>
          </table:table-cell>
          <table:table-cell office:value-type="float" office:value="0.800606991370484" calcext:value-type="float">
            <text:p>0,800606991370484</text:p>
          </table:table-cell>
          <table:table-cell office:value-type="float" office:value="0.791183879093199" calcext:value-type="float">
            <text:p>0,79118387909319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50498744419643" calcext:value-type="float">
            <text:p>0,850498744419643</text:p>
          </table:table-cell>
          <table:table-cell office:value-type="float" office:value="0.763917472731015" calcext:value-type="float">
            <text:p>0,763917472731015</text:p>
          </table:table-cell>
          <table:table-cell office:value-type="float" office:value="0.775974704714121" calcext:value-type="float">
            <text:p>0,775974704714121</text:p>
          </table:table-cell>
          <table:table-cell office:value-type="float" office:value="0.633953160692556" calcext:value-type="float">
            <text:p>0,633953160692556</text:p>
          </table:table-cell>
          <table:table-cell office:value-type="float" office:value="0.788418649107901" calcext:value-type="float">
            <text:p>0,788418649107901</text:p>
          </table:table-cell>
          <table:table-cell office:value-type="float" office:value="0.880855317823016" calcext:value-type="float">
            <text:p>0,880855317823016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39580426897321" calcext:value-type="float">
            <text:p>0,739580426897321</text:p>
          </table:table-cell>
          <table:table-cell office:value-type="float" office:value="0.513069372449542" calcext:value-type="float">
            <text:p>0,513069372449542</text:p>
          </table:table-cell>
          <table:table-cell office:value-type="float" office:value="0.609004149920798" calcext:value-type="float">
            <text:p>0,609004149920798</text:p>
          </table:table-cell>
          <table:table-cell office:value-type="float" office:value="0.437818811527095" calcext:value-type="float">
            <text:p>0,437818811527095</text:p>
          </table:table-cell>
          <table:table-cell office:value-type="float" office:value="0.749066082699987" calcext:value-type="float">
            <text:p>0,749066082699987</text:p>
          </table:table-cell>
          <table:table-cell office:value-type="float" office:value="0.736058635037544" calcext:value-type="float">
            <text:p>0,736058635037544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15647670200893" calcext:value-type="float">
            <text:p>0,815647670200893</text:p>
          </table:table-cell>
          <table:table-cell office:value-type="float" office:value="0.59468140217579" calcext:value-type="float">
            <text:p>0,59468140217579</text:p>
          </table:table-cell>
          <table:table-cell office:value-type="float" office:value="0.619600223097821" calcext:value-type="float">
            <text:p>0,619600223097821</text:p>
          </table:table-cell>
          <table:table-cell office:value-type="float" office:value="0.448855638392159" calcext:value-type="float">
            <text:p>0,448855638392159</text:p>
          </table:table-cell>
          <table:table-cell office:value-type="float" office:value="0.6466987155412" calcext:value-type="float">
            <text:p>0,6466987155412</text:p>
          </table:table-cell>
          <table:table-cell office:value-type="float" office:value="0.866730258227158" calcext:value-type="float">
            <text:p>0,866730258227158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782967703683036" calcext:value-type="float">
            <text:p>0,782967703683036</text:p>
          </table:table-cell>
          <table:table-cell office:value-type="float" office:value="0.455219799814555" calcext:value-type="float">
            <text:p>0,455219799814555</text:p>
          </table:table-cell>
          <table:table-cell office:value-type="float" office:value="0.606061565244916" calcext:value-type="float">
            <text:p>0,606061565244916</text:p>
          </table:table-cell>
          <table:table-cell office:value-type="float" office:value="0.434783595985286" calcext:value-type="float">
            <text:p>0,434783595985286</text:p>
          </table:table-cell>
          <table:table-cell office:value-type="float" office:value="0.906409770876728" calcext:value-type="float">
            <text:p>0,906409770876728</text:p>
          </table:table-cell>
          <table:table-cell office:value-type="float" office:value="0.755098114659484" calcext:value-type="float">
            <text:p>0,755098114659484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767804827008929" calcext:value-type="float">
            <text:p>0,767804827008929</text:p>
          </table:table-cell>
          <table:table-cell office:value-type="float" office:value="0.462674887360683" calcext:value-type="float">
            <text:p>0,462674887360683</text:p>
          </table:table-cell>
          <table:table-cell office:value-type="float" office:value="0.59437640894413" calcext:value-type="float">
            <text:p>0,59437640894413</text:p>
          </table:table-cell>
          <table:table-cell office:value-type="float" office:value="0.422856028261199" calcext:value-type="float">
            <text:p>0,422856028261199</text:p>
          </table:table-cell>
          <table:table-cell office:value-type="float" office:value="0.830891746869943" calcext:value-type="float">
            <text:p>0,830891746869943</text:p>
          </table:table-cell>
          <table:table-cell office:value-type="float" office:value="0.75156239721071" calcext:value-type="float">
            <text:p>0,7515623972107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42149280366443" calcext:value-type="float">
            <text:p>0,842149280366443</text:p>
          </table:table-cell>
          <table:table-cell table:style-name="ce9" table:formula="of:=AVERAGE([.D2:.D25])" office:value-type="float" office:value="0.752148995831709" calcext:value-type="float">
            <text:p>0,752148995831709</text:p>
          </table:table-cell>
          <table:table-cell table:style-name="ce9" table:formula="of:=AVERAGE([.E2:.E25])" office:value-type="float" office:value="0.765159486831628" calcext:value-type="float">
            <text:p>0,765159486831628</text:p>
          </table:table-cell>
          <table:table-cell table:style-name="ce9" table:formula="of:=AVERAGE([.F2:.F25])" office:value-type="float" office:value="0.628393941166831" calcext:value-type="float">
            <text:p>0,628393941166831</text:p>
          </table:table-cell>
          <table:table-cell table:style-name="ce9" table:formula="of:=AVERAGE([.G2:.G25])" office:value-type="float" office:value="0.801380547452994" calcext:value-type="float">
            <text:p>0,801380547452994</text:p>
          </table:table-cell>
          <table:table-cell table:style-name="ce9" table:formula="of:=AVERAGE([.H2:.H25])" office:value-type="float" office:value="0.870710722224087" calcext:value-type="float">
            <text:p>0,870710722224087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87706938244048" calcext:value-type="float">
            <text:p>0,887706938244048</text:p>
          </table:table-cell>
          <table:table-cell table:formula="of:=AVERAGE([.D8:.D13])" office:value-type="float" office:value="0.846924241238004" calcext:value-type="float">
            <text:p>0,846924241238004</text:p>
          </table:table-cell>
          <table:table-cell table:formula="of:=AVERAGE([.E8:.E13])" office:value-type="float" office:value="0.824476321843327" calcext:value-type="float">
            <text:p>0,824476321843327</text:p>
          </table:table-cell>
          <table:table-cell table:formula="of:=AVERAGE([.F8:.F13])" office:value-type="float" office:value="0.702071760761889" calcext:value-type="float">
            <text:p>0,702071760761889</text:p>
          </table:table-cell>
          <table:table-cell table:formula="of:=AVERAGE([.G8:.G13])" office:value-type="float" office:value="0.81017824040422" calcext:value-type="float">
            <text:p>0,81017824040422</text:p>
          </table:table-cell>
          <table:table-cell table:formula="of:=AVERAGE([.H8:.H13])" office:value-type="float" office:value="0.932560982169236" calcext:value-type="float">
            <text:p>0,93256098216923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58882359095982" calcext:value-type="float">
            <text:p>0,858882359095982</text:p>
          </table:table-cell>
          <table:table-cell table:formula="of:=AVERAGE([.D2:.D7])" office:value-type="float" office:value="0.866806198039881" calcext:value-type="float">
            <text:p>0,866806198039881</text:p>
          </table:table-cell>
          <table:table-cell table:formula="of:=AVERAGE([.E2:.E7])" office:value-type="float" office:value="0.829246302330151" calcext:value-type="float">
            <text:p>0,829246302330151</text:p>
          </table:table-cell>
          <table:table-cell table:formula="of:=AVERAGE([.F2:.F7])" office:value-type="float" office:value="0.709742499222158" calcext:value-type="float">
            <text:p>0,709742499222158</text:p>
          </table:table-cell>
          <table:table-cell table:formula="of:=AVERAGE([.G2:.G7])" office:value-type="float" office:value="0.796118974456646" calcext:value-type="float">
            <text:p>0,796118974456646</text:p>
          </table:table-cell>
          <table:table-cell table:formula="of:=AVERAGE([.H2:.H7])" office:value-type="float" office:value="0.903450536018495" calcext:value-type="float">
            <text:p>0,903450536018495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30352783203125" calcext:value-type="float">
            <text:p>0,830352783203125</text:p>
          </table:table-cell>
          <table:table-cell table:formula="of:=AVERAGE([.D14:.D19])" office:value-type="float" office:value="0.739011553353198" calcext:value-type="float">
            <text:p>0,739011553353198</text:p>
          </table:table-cell>
          <table:table-cell table:formula="of:=AVERAGE([.E14:.E19])" office:value-type="float" office:value="0.764591914389249" calcext:value-type="float">
            <text:p>0,764591914389249</text:p>
          </table:table-cell>
          <table:table-cell table:formula="of:=AVERAGE([.F14:.F19])" office:value-type="float" office:value="0.625333470607573" calcext:value-type="float">
            <text:p>0,625333470607573</text:p>
          </table:table-cell>
          <table:table-cell table:formula="of:=AVERAGE([.G14:.G19])" office:value-type="float" office:value="0.812209648873403" calcext:value-type="float">
            <text:p>0,812209648873403</text:p>
          </table:table-cell>
          <table:table-cell table:formula="of:=AVERAGE([.H14:.H19])" office:value-type="float" office:value="0.8499166037001" calcext:value-type="float">
            <text:p>0,849916603700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791655040922619" calcext:value-type="float">
            <text:p>0,791655040922619</text:p>
          </table:table-cell>
          <table:table-cell table:formula="of:=AVERAGE([.D20:.D25])" office:value-type="float" office:value="0.555853990695754" calcext:value-type="float">
            <text:p>0,555853990695754</text:p>
          </table:table-cell>
          <table:table-cell table:formula="of:=AVERAGE([.E20:.E25])" office:value-type="float" office:value="0.642323408763786" calcext:value-type="float">
            <text:p>0,642323408763786</text:p>
          </table:table-cell>
          <table:table-cell table:formula="of:=AVERAGE([.F20:.F25])" office:value-type="float" office:value="0.476428034075704" calcext:value-type="float">
            <text:p>0,476428034075704</text:p>
          </table:table-cell>
          <table:table-cell table:formula="of:=AVERAGE([.G20:.G25])" office:value-type="float" office:value="0.787015326077707" calcext:value-type="float">
            <text:p>0,787015326077707</text:p>
          </table:table-cell>
          <table:table-cell table:formula="of:=AVERAGE([.H20:.H25])" office:value-type="float" office:value="0.796914767008518" calcext:value-type="float">
            <text:p>0,7969147670085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6:25.080088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6:51.881529974</dc:date>
    <meta:editing-duration>PT1H2M44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